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3.1165in"/>
    </style:style>
    <style:style style:name="co6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i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double “quotes”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4824</text:p>
          </table:table-cell>
          <table:table-cell office:value-type="string" calcext:value-type="string">
            <text:p>44.57242199274744, -123.24597493258212</text:p>
          </table:table-cell>
        </table:table-row>
        <table:table-row table:style-name="ro1">
          <table:table-cell/>
          <table:table-cell office:value-type="string" calcext:value-type="string">
            <text:p>single ‘quotes’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4826</text:p>
          </table:table-cell>
          <table:table-cell office:value-type="string" calcext:value-type="string">
            <text:p>44.573665628438384, -123.2392888685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cbi accession</text:p>
          </table:table-cell>
          <table:table-cell office:value-type="string" calcext:value-type="string">
            <text:p>ERR024827</text:p>
          </table:table-cell>
          <table:table-cell office:value-type="string" calcext:value-type="string">
            <text:p>44.56694438714396, -123.25117520462796</text:p>
          </table:table-cell>
        </table:table-row>
      </table:table>
      <table:table table:name="referenc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o_i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ncbi accession</text:p>
          </table:table-cell>
          <table:table-cell office:value-type="string" calcext:value-type="string">
            <text:p>ERR025516</text:p>
          </table:table-cell>
        </table:table-row>
      </table:table>
      <table:table table:name="oth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ah</text:p>
          </table:table-cell>
          <table:table-cell office:value-type="string" calcext:value-type="string">
            <text:p>whatevs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string" calcext:value-type="string">
            <text:p>stu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22:30:50.925469222</meta:creation-date>
    <dc:date>2025-02-27T12:38:52.066629926</dc:date>
    <meta:editing-duration>PT6M45S</meta:editing-duration>
    <meta:editing-cycles>4</meta:editing-cycles>
    <meta:generator>LibreOffice/7.3.7.2$Linux_X86_64 LibreOffice_project/30$Build-2</meta:generator>
    <meta:document-statistic meta:table-count="3" meta:cell-count="27" meta:object-count="0"/>
  </office:meta>
</office:document-meta>
</file>